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99" draw:textarea-horizontal-align="center" draw:textarea-vertical-align="middle"/>
    </style:style>
    <style:style style:name="gr3" style:family="graphic" style:parent-style-name="standard">
      <style:graphic-properties draw:fill-color="#5c8526" draw:textarea-horizontal-align="center" draw:textarea-vertical-align="middle"/>
    </style:style>
    <style:style style:name="gr4" style:family="graphic" style:parent-style-name="standard">
      <style:graphic-properties draw:fill-color="#3deb3d" draw:textarea-horizontal-align="center" draw:textarea-vertical-align="middle"/>
    </style:style>
    <style:style style:name="gr5" style:family="graphic" style:parent-style-name="standard">
      <style:graphic-properties draw:fill-color="#ff66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7da647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-color="#00ff00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start"/>
      <style:text-properties fo:font-size="20pt"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T1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rect draw:style-name="gr1" draw:text-style-name="P2" draw:layer="layout" svg:width="21cm" svg:height="2.5cm" svg:x="0cm" svg:y="0cm">
          <text:p text:style-name="P1"><text:span text:style-name="T1">BUTil – описание формата образа версии</text:span></text:p>
        </draw:rect>
        <draw:rect draw:style-name="gr2" draw:text-style-name="P3" draw:layer="layout" svg:width="8.5cm" svg:height="2cm" svg:x="0.5cm" svg:y="3cm">
          <text:p text:style-name="P3">Версия образа</text:p>
        </draw:rect>
        <draw:rect draw:style-name="gr3" draw:text-style-name="P3" draw:layer="layout" svg:width="17.5cm" svg:height="2cm" svg:x="0.5cm" svg:y="6.5cm">
          <text:p text:style-name="P3">Набор метаинформационных данных</text:p>
        </draw:rect>
        <draw:rect draw:style-name="gr3" draw:text-style-name="P3" draw:layer="layout" svg:width="14cm" svg:height="2.5cm" svg:x="0.5cm" svg:y="8.5cm">
          <text:p text:style-name="P3">Данные</text:p>
        </draw:rect>
        <draw:rect draw:style-name="gr4" draw:text-style-name="P3" draw:layer="layout" svg:width="17.5cm" svg:height="2cm" svg:x="1.5cm" svg:y="13cm">
          <text:p text:style-name="P3">Набор метаинформационных данных</text:p>
        </draw:rect>
        <draw:rect draw:style-name="gr1" draw:text-style-name="P4" draw:layer="layout" svg:width="14cm" svg:height="2cm" svg:x="3cm" svg:y="15cm">
          <text:p text:style-name="P3">Количество метаинформационных записей</text:p>
        </draw:rect>
        <draw:custom-shape draw:style-name="gr5" draw:text-style-name="P4" draw:layer="layout" svg:width="5.2cm" svg:height="4.8cm" svg:x="15.8cm" svg:y="0cm">
          <text:p text:style-name="P3">1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235929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rect draw:style-name="gr1" draw:text-style-name="P4" draw:layer="layout" svg:width="14cm" svg:height="2cm" svg:x="3cm" svg:y="18.5cm">
          <text:p text:style-name="P3">Метаинформационная запись</text:p>
        </draw:rect>
        <draw:rect draw:style-name="gr6" draw:text-style-name="P3" draw:layer="layout" svg:width="17.5cm" svg:height="2cm" svg:x="1.5cm" svg:y="21.5cm">
          <text:p text:style-name="P3">Метаионформационная запись</text:p>
        </draw:rect>
        <draw:rect draw:style-name="gr1" draw:text-style-name="P4" draw:layer="layout" svg:width="14cm" svg:height="2cm" svg:x="3cm" svg:y="23.5cm">
          <text:p text:style-name="P3">Исходное имя</text:p>
        </draw:rect>
        <draw:rect draw:style-name="gr1" draw:text-style-name="P4" draw:layer="layout" svg:width="14cm" svg:height="1cm" svg:x="3cm" svg:y="25.5cm">
          <text:p text:style-name="P3">Флаг файл или папка</text:p>
        </draw:rect>
        <draw:rect draw:style-name="gr1" draw:text-style-name="P4" draw:layer="layout" svg:width="14cm" svg:height="2.5cm" svg:x="3cm" svg:y="26.5cm">
          <text:p text:style-name="P3">Размер данных - Int64</text:p>
        </draw:rect>
        <draw:rect draw:style-name="gr1" draw:text-style-name="P4" draw:layer="layout" svg:width="14cm" svg:height="1.5cm" svg:x="3cm" svg:y="17cm">
          <text:p text:style-name="P3">Длина метаинформационной записи</text:p>
        </draw:rect>
        <draw:line draw:style-name="gr7" draw:text-style-name="P4" draw:layer="layout" svg:x1="17.5cm" svg:y1="19.5cm" svg:x2="19.5cm" svg:y2="18cm">
          <text:p/>
        </draw:line>
        <draw:line draw:style-name="gr7" draw:text-style-name="P4" draw:layer="layout" svg:x1="19.5cm" svg:y1="18cm" svg:x2="17.5cm" svg:y2="17.5cm">
          <text:p/>
        </draw:line>
        <draw:rect draw:style-name="gr1" draw:text-style-name="P4" draw:layer="layout" svg:width="14cm" svg:height="1.5cm" svg:x="0.5cm" svg:y="5cm">
          <text:p text:style-name="P3">Длина метаинформационных записей - int32</text:p>
        </draw:rect>
      </draw:page>
      <draw:page draw:name="page2" draw:style-name="dp1" draw:master-page-name="Обычный">
        <office:forms form:automatic-focus="false" form:apply-design-mode="false"/>
        <draw:rect draw:style-name="gr1" draw:text-style-name="P2" draw:layer="layout" svg:width="21cm" svg:height="2.5cm" svg:x="0cm" svg:y="0cm">
          <text:p text:style-name="P1"><text:span text:style-name="T1">BUTil – методы восстановления</text:span></text:p>
        </draw:rect>
        <draw:rect draw:style-name="gr1" draw:text-style-name="P4" draw:layer="layout" svg:width="17.5cm" svg:height="2cm" svg:x="2cm" svg:y="4.5cm">
          <text:p text:style-name="P3">Восстановление как архива</text:p>
        </draw:rect>
        <draw:rect draw:style-name="gr1" draw:text-style-name="P4" draw:layer="layout" svg:width="17.5cm" svg:height="3.5cm" svg:x="2cm" svg:y="12cm">
          <text:p text:style-name="P3">Восстановление из архива в каталог</text:p>
          <text:p text:style-name="P3">- исходный каталог</text:p>
          <text:p text:style-name="P3">- каталог по выбору ---- выбор по умолчанию</text:p>
          <text:p text:style-name="P3"/>
        </draw:rect>
        <draw:custom-shape draw:style-name="gr8" draw:text-style-name="P3" draw:layer="layout" svg:width="18cm" svg:height="4cm" svg:x="1.5cm" svg:y="7cm">
          <text:p text:style-name="P3">Это позволит пользователю </text:p>
          <text:p text:style-name="P3">самостоятельно с помощью 7-zip-а</text:p>
          <text:p text:style-name="P3">извлечь только нужные файлы</text:p>
          <text:p text:style-name="P3">- активно при большом архиве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8" draw:text-style-name="P3" draw:layer="layout" svg:width="18cm" svg:height="4cm" svg:x="1.5cm" svg:y="16cm">
          <text:p text:style-name="P3">Это позволит реализовать</text:p>
          <text:p text:style-name="P3">принцип минимального участия пользователя и меня в</text:p>
          <text:p text:style-name="P3">процессе распаковки – что приятно, поскольку экономит</text:p>
          <text:p text:style-name="P3">время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
  </meta:generator>
    <meta:initial-creator>Кучук Александрович</meta:initial-creator>
    <meta:creation-date>2008-01-12T13:00:53</meta:creation-date>
    <dc:creator>Кучук Александрович</dc:creator>
    <dc:date>2008-01-14T12:56:54</dc:date>
    <dc:language>ru-RU</dc:language>
    <meta:editing-cycles>5</meta:editing-cycles>
    <meta:editing-duration>PT6H32M21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